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noszę ręce me wzwyż,</text:span><text:span text:style-name="T1"><text:line-break/></text:span><text:span text:style-name="T1">z moich ust </text:span><text:span text:style-name="T1">chwała brzmi,</text:span><text:span text:style-name="T1"><text:line-break/></text:span><text:span text:style-name="T1">Z sercem</text:span><text:span text:style-name="T1"><text:line-break/></text:span><text:span text:style-name="T1">pełnym wdzięczności</text:span><text:span text:style-name="T1"><text:line-break/></text:span><text:span text:style-name="T1">błogosławić Cię chc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łogosławić Cię chcę, /x2</text:span><text:span text:style-name="T1"><text:line-break/></text:span><text:span text:style-name="T1">Z sercem</text:span><text:span text:style-name="T1"><text:line-break/></text:span><text:span text:style-name="T1">pełnym wdzięczności</text:span><text:span text:style-name="T1"><text:line-break/></text:span><text:span text:style-name="T1">błogosławić Cię chc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21:41</meta:creation-date>
    <dc:creator>Rafał Talacha</dc:creator>
    <dc:date>2009-02-01T15:36:36</dc:date>
    <dc:language>pl-PL</dc:language>
    <meta:editing-cycles>4</meta:editing-cycles>
    <meta:editing-duration>PT2M2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